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paragraph-properties style:text-autospace="none">
        <style:tab-stops>
          <style:tab-stop style:position="1.251cm"/>
        </style:tab-stops>
      </style:paragraph-properties>
      <style:text-properties style:font-name="Times New Roman" fo:font-style="italic" style:font-name-asian="Times New Roman" style:font-style-asian="italic" style:font-name-complex="Helv" style:font-style-complex="italic"/>
    </style:style>
    <style:style style:name="P21" style:family="paragraph" style:parent-style-name="Standard">
      <style:text-properties style:font-name="Times New Roman" fo:font-style="italic" style:font-name-asian="Times New Roman" style:font-style-asian="italic" style:font-name-complex="Times New Roman" style:font-style-complex="italic"/>
    </style:style>
    <style:style style:name="P22" style:family="paragraph" style:parent-style-name="Standard">
      <style:text-properties style:font-name="Times New Roman" fo:font-style="italic" style:font-name-asian="宋体1" style:font-style-asian="italic" style:font-name-complex="Times New Roman" style:font-style-complex="italic"/>
    </style:style>
    <style:style style:name="P23"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4" style:family="paragraph" style:parent-style-name="Standard">
      <style:text-properties style:font-name="Times New Roman" style:font-name-asian="Times New Roman" style:font-name-complex="Times New Roman"/>
    </style:style>
    <style:style style:name="P25" style:family="paragraph" style:parent-style-name="Standard">
      <style:text-properties style:font-name="Times New Roman" style:language-asian="zh" style:country-asian="CN" style:font-name-complex="Times New Roman"/>
    </style:style>
    <style:style style:name="P2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7" style:family="paragraph" style:parent-style-name="Standard">
      <style:paragraph-properties style:text-autospace="none">
        <style:tab-stops>
          <style:tab-stop style:position="1.251cm"/>
        </style:tab-stops>
      </style:paragraph-properties>
      <style:text-properties style:font-name="Times New Roman" fo:font-size="12pt" style:font-name-asian="Times New Roman" style:font-size-asian="12pt" style:font-name-complex="Helv" style:font-size-complex="12pt"/>
    </style:style>
    <style:style style:name="P28" style:family="paragraph" style:parent-style-name="Standard">
      <style:paragraph-properties>
        <style:tab-stops>
          <style:tab-stop style:position="1.501cm"/>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1"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2" style:family="paragraph" style:parent-style-name="Standard">
      <style:paragraph-properties>
        <style:tab-stops>
          <style:tab-stop style:position="1cm"/>
        </style:tab-stops>
      </style:paragraph-properties>
    </style:style>
    <style:style style:name="P33" style:family="paragraph" style:parent-style-name="Standard">
      <style:text-properties style:language-asian="zh" style:country-asian="CN"/>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6"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7" style:family="paragraph" style:parent-style-name="Standard" style:master-page-name="">
      <style:paragraph-properties style:page-number="auto"/>
      <style:text-properties style:font-name="Times New Roman" style:font-name-complex="Times New Roman"/>
    </style:style>
    <style:style style:name="P38" style:family="paragraph" style:parent-style-name="Code">
      <style:paragraph-properties fo:margin-left="0cm" fo:margin-right="0cm" fo:text-indent="0cm" style:auto-text-indent="false"/>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2" style:family="paragraph" style:parent-style-name="List_20_Continue">
      <style:paragraph-properties fo:margin-left="0cm" fo:margin-right="0cm" fo:text-indent="0cm" style:auto-text-indent="false"/>
    </style:style>
    <style:style style:name="P43"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4"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6"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7"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8"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9" style:family="paragraph" style:parent-style-name="List_20_Paragraph">
      <style:paragraph-properties fo:margin-left="1.376cm" fo:margin-right="0cm" fo:text-indent="0cm" style:auto-text-indent="false"/>
      <style:text-properties style:font-name="Courier New" style:font-name-complex="Times New Roman"/>
    </style:style>
    <style:style style:name="P50" style:family="paragraph" style:parent-style-name="Standard">
      <style:paragraph-properties fo:margin-left="1.376cm" fo:margin-right="0cm" fo:text-indent="0cm" style:auto-text-indent="false"/>
      <style:text-properties style:font-name="Courier New" style:font-name-complex="Times New Roman"/>
    </style:style>
    <style:style style:name="P51" style:family="paragraph" style:parent-style-name="Code">
      <style:text-properties style:font-name="Times New Roman" style:language-asian="zh" style:country-asian="CN" style:font-name-complex="Times New Roman"/>
    </style:style>
    <style:style style:name="P52" style:family="paragraph" style:parent-style-name="Code">
      <style:text-properties style:font-name="Times New Roman" style:font-name-asian="Courier New"/>
    </style:style>
    <style:style style:name="P53" style:family="paragraph" style:parent-style-name="Code">
      <style:text-properties style:font-name="Courier New"/>
    </style:style>
    <style:style style:name="P54" style:family="paragraph" style:parent-style-name="Code">
      <style:text-properties style:font-name="Courier New" style:font-name-complex="Times New Roman"/>
    </style:style>
    <style:style style:name="P55" style:family="paragraph" style:parent-style-name="Code">
      <style:paragraph-properties>
        <style:tab-stops>
          <style:tab-stop style:position="1.251cm"/>
        </style:tab-stops>
      </style:paragraph-properties>
    </style:style>
    <style:style style:name="P56" style:family="paragraph" style:parent-style-name="Code">
      <style:text-properties style:language-asian="zh" style:country-asian="CN"/>
    </style:style>
    <style:style style:name="P57" style:family="paragraph" style:parent-style-name="Code">
      <style:text-properties style:font-name-asian="Courier New"/>
    </style:style>
    <style:style style:name="P58" style:family="paragraph" style:parent-style-name="Standard">
      <style:paragraph-properties fo:background-color="transparent">
        <style:background-image/>
      </style:paragraph-properties>
      <style:text-properties style:font-name="Times New Roman" style:font-name-complex="Times New Roman"/>
    </style:style>
    <style:style style:name="P5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7"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0" style:family="paragraph" style:parent-style-name="Default_20_Text">
      <style:text-properties style:font-name="Times New Roman" style:font-name-complex="Times New Roman"/>
    </style:style>
    <style:style style:name="P7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2" style:family="paragraph" style:parent-style-name="Standard">
      <style:paragraph-properties fo:margin-left="0.847cm" fo:margin-right="0cm" fo:text-indent="0cm" style:auto-text-indent="false"/>
      <style:text-properties style:font-name="Times New Roman" style:font-name-complex="Times New Roman"/>
    </style:style>
    <style:style style:name="P73"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4" style:family="paragraph" style:parent-style-name="Standard">
      <style:paragraph-properties fo:margin-left="-0.026cm" fo:margin-right="0cm" fo:text-indent="0cm" style:auto-text-indent="false"/>
      <style:text-properties style:font-name="Times New Roman" style:font-name-asian="Times New Roman"/>
    </style:style>
    <style:style style:name="P75" style:family="paragraph" style:parent-style-name="Code">
      <style:paragraph-properties fo:margin-left="0.559cm" fo:margin-right="0cm" fo:text-indent="-0.559cm" style:auto-text-indent="false"/>
      <style:text-properties style:language-asian="zh" style:country-asian="CN"/>
    </style:style>
    <style:style style:name="P76"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7" style:family="paragraph" style:parent-style-name="Text_20_body" style:list-style-name="L2"/>
    <style:style style:name="P78" style:family="paragraph" style:parent-style-name="Heading_20_1" style:list-style-name="L1"/>
    <style:style style:name="P79" style:family="paragraph" style:parent-style-name="Heading_20_1" style:list-style-name="L1">
      <style:paragraph-properties>
        <style:tab-stops>
          <style:tab-stop style:position="0.75cm"/>
        </style:tab-stops>
      </style:paragraph-properties>
      <style:text-properties style:font-name-complex="Times New Roman"/>
    </style:style>
    <style:style style:name="P80" style:family="paragraph" style:parent-style-name="Heading_20_1" style:list-style-name="L1">
      <style:text-properties style:font-name="Times New Roman"/>
    </style:style>
    <style:style style:name="P81" style:family="paragraph" style:parent-style-name="Heading_20_2" style:list-style-name="L1"/>
    <style:style style:name="P82" style:family="paragraph" style:parent-style-name="Heading_20_2" style:list-style-name="L1">
      <style:text-properties style:font-name-complex="Times New Roman"/>
    </style:style>
    <style:style style:name="P8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7" style:family="paragraph" style:parent-style-name="Heading_20_3" style:list-style-name="L1"/>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1" style:family="paragraph" style:parent-style-name="Heading_20_4" style:list-style-name="L1"/>
    <style:style style:name="P9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4" style:family="paragraph" style:parent-style-name="Contents_20_1">
      <style:paragraph-properties>
        <style:tab-stops>
          <style:tab-stop style:position="15.24cm" style:type="right" style:leader-style="dotted" style:leader-text="."/>
        </style:tab-stops>
      </style:paragraph-properties>
    </style:style>
    <style:style style:name="P95" style:family="paragraph" style:parent-style-name="Contents_20_2">
      <style:paragraph-properties>
        <style:tab-stops>
          <style:tab-stop style:position="14.817cm" style:type="right" style:leader-style="dotted" style:leader-text="."/>
        </style:tab-stops>
      </style:paragraph-properties>
    </style:style>
    <style:style style:name="P96" style:family="paragraph" style:parent-style-name="Contents_20_3">
      <style:paragraph-properties>
        <style:tab-stops>
          <style:tab-stop style:position="14.393cm" style:type="right" style:leader-style="dotted" style:leader-text="."/>
        </style:tab-stops>
      </style:paragraph-properties>
    </style:style>
    <style:style style:name="P97"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style:style>
    <style:style style:name="T27" style:family="text">
      <style:text-properties fo:color="#000000" fo:font-style="italic"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style:font-name="Times New Roman" style:font-name-asian="Times New Roman" style:font-name-complex="Helv"/>
    </style:style>
    <style:style style:name="T30" style:family="text">
      <style:text-properties fo:color="#000000" style:font-name="Times New Roman" fo:font-weight="bold" style:font-name-asian="Times New Roman" style:font-weight-asian="bold" style:font-name-complex="Helv" style:font-weight-complex="bold"/>
    </style:style>
    <style:style style:name="T31" style:family="text">
      <style:text-properties fo:color="#000000" style:font-name="Times New Roman" fo:font-style="normal" style:font-name-asian="Times New Roman" style:font-style-asian="normal" style:font-name-complex="Helv" style:font-style-complex="normal"/>
    </style:style>
    <style:style style:name="T32"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3" style:family="text">
      <style:text-properties fo:color="#000000" style:font-name="Times New Roman" fo:font-size="14pt" style:font-size-asian="14pt" style:font-size-complex="14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10"/>
      <text:p text:style-name="P10">xCAT 2 Cookbook for Linux on IBM System P </text:p>
      <text:p text:style-name="P2"/>
      <text:p text:style-name="P3"/>
      <text:p text:style-name="P1"/>
      <text:p text:style-name="P1">Date: 05/08/2009 <text:s text:c="11"/></text:p>
      <text:p text:style-name="P11"/>
      <text:p text:style-name="P25"/>
      <text:p text:style-name="P25"/>
      <text:p text:style-name="P11"/>
      <text:p text:style-name="P11"/>
      <text:p text:style-name="P11"/>
      <text:p text:style-name="P11"/>
      <text:p text:style-name="P26">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94"><text:a xlink:type="simple" xlink:href="#1.Introduction |outline">1. Introduction <text:tab/>4</text:a></text:p>
          <text:p text:style-name="P94"><text:a xlink:type="simple" xlink:href="#2.Install xCAT 2 on the Management node|outline">2. Install xCAT 2 on the Management node<text:tab/>5</text:a></text:p>
          <text:p text:style-name="P94"><text:a xlink:type="simple" xlink:href="#3.Setup the management node |outline">3. Setup the management node <text:tab/>5</text:a></text:p>
          <text:p text:style-name="P95"><text:a xlink:type="simple" xlink:href="#3.1.[Power 5] Workaround the atftpd issue|outline">3.1. [Power 5] Workaround the atftpd issue<text:tab/>5</text:a></text:p>
          <text:p text:style-name="P96"><text:a xlink:type="simple" xlink:href="#3.1.1.Remove atftp|outline">3.1.1. Remove atftp<text:tab/>5</text:a></text:p>
          <text:p text:style-name="P96"><text:a xlink:type="simple" xlink:href="#3.1.2.Install the tftp server needed by xCAT, and restart it|outline">3.1.2. Install the tftp server needed by xCAT, and restart it<text:tab/>5</text:a></text:p>
          <text:p text:style-name="P96"><text:a xlink:type="simple" xlink:href="#3.1.3.Restart the tftp server|outline">3.1.3. Restart the tftp server<text:tab/>5</text:a></text:p>
          <text:p text:style-name="P95"><text:a xlink:type="simple" xlink:href="#3.2.Setup  common attributes for xCAT in the database|outline">3.2. Setup <text:s/>common attributes for xCAT in the database<text:tab/>6</text:a></text:p>
          <text:p text:style-name="P96"><text:a xlink:type="simple" xlink:href="#3.2.1.Add the default account for system|outline">3.2.1. Add the default account for system<text:tab/>6</text:a></text:p>
          <text:p text:style-name="P96"><text:a xlink:type="simple" xlink:href="#3.2.2.Add the default account for hmc|outline">3.2.2. Add the default account for hmc<text:tab/>6</text:a></text:p>
          <text:p text:style-name="P95"><text:a xlink:type="simple" xlink:href="#3.3.Define the compute nodes|outline">3.3. Define the compute nodes<text:tab/>6</text:a></text:p>
          <text:p text:style-name="P96"><text:a xlink:type="simple" xlink:href="#3.3.1.Gather Node information using the rscan command|outline">3.3.1. Gather Node information using the rscan command<text:tab/>6</text:a></text:p>
          <text:p text:style-name="P97"><text:a xlink:type="simple" xlink:href="#3.3.1.1.Define HMC as an xCAT node|outline">3.3.1.1. Define HMC as an xCAT node<text:tab/>6</text:a></text:p>
          <text:p text:style-name="P97"><text:a xlink:type="simple" xlink:href="#3.3.1.2.Discover the LPARs managed by HMC|outline">3.3.1.2. Discover the LPARs managed by HMC<text:tab/>6</text:a></text:p>
          <text:p text:style-name="P97"><text:a xlink:type="simple" xlink:href="#3.3.1.3.Define xCAT node using the stanza file|outline">3.3.1.3. Define xCAT node using the stanza file<text:tab/>8</text:a></text:p>
          <text:p text:style-name="P97"><text:a xlink:type="simple" xlink:href="#3.3.1.4.Define xCAT groups (optional)|outline">3.3.1.4. Define xCAT groups (optional)<text:tab/>8</text:a></text:p>
          <text:p text:style-name="P96"><text:a xlink:type="simple" xlink:href="#3.3.2.Update the attributes of the node|outline">3.3.2. Update the attributes of the node<text:tab/>9</text:a></text:p>
          <text:p text:style-name="P97"><text:a xlink:type="simple" xlink:href="#3.3.2.1.Set the resource attributes of the node|outline">3.3.2.1. Set the resource attributes of the node<text:tab/>9</text:a></text:p>
          <text:p text:style-name="P97"><text:a xlink:type="simple" xlink:href="#3.3.2.2.Set the type attributes of the node|outline">3.3.2.2. Set the type attributes of the node<text:tab/>9</text:a></text:p>
          <text:p text:style-name="P95"><text:a xlink:type="simple" xlink:href="#3.4.Set up customization scripts (optional)|outline">3.4. Set up customization scripts (optional)<text:tab/>9</text:a></text:p>
          <text:p text:style-name="P95"><text:a xlink:type="simple" xlink:href="#3.5.Add NTP setup script (optional)|outline">3.5. Add NTP setup script (optional)<text:tab/>9</text:a></text:p>
          <text:p text:style-name="P95"><text:soft-page-break/><text:a xlink:type="simple" xlink:href="#3.6.Setup the Services and Definition|outline">3.6. Setup the Services and Definition<text:tab/>10</text:a></text:p>
          <text:p text:style-name="P96"><text:a xlink:type="simple" xlink:href="#3.6.1.Setup the networks table|outline">3.6.1. Setup the networks table<text:tab/>10</text:a></text:p>
          <text:p text:style-name="P96"><text:a xlink:type="simple" xlink:href="#3.6.2.Setup Name Resolution|outline">3.6.2. Setup Name Resolution<text:tab/>10</text:a></text:p>
          <text:p text:style-name="P97"><text:a xlink:type="simple" xlink:href="#3.6.2.1.Setup /etc/hosts with entries for all you nodes, hmcs, fsps|outline">3.6.2.1. Setup /etc/hosts with entries for all you nodes, hmcs, fsps<text:tab/>10</text:a></text:p>
          <text:p text:style-name="P97"><text:a xlink:type="simple" xlink:href="#3.6.2.2.Setup the nameserver |outline">3.6.2.2. Setup the nameserver <text:tab/>10</text:a></text:p>
          <text:p text:style-name="P97"><text:a xlink:type="simple" xlink:href="#3.6.2.3.Setup the DNS attributes in the Site table|outline">3.6.2.3. Setup the DNS attributes in the Site table<text:tab/>10</text:a></text:p>
          <text:p text:style-name="P97"><text:a xlink:type="simple" xlink:href="#3.6.2.4.Setup  DNS configuration |outline">3.6.2.4. Setup <text:s/>DNS configuration <text:tab/>10</text:a></text:p>
          <text:p text:style-name="P97"><text:a xlink:type="simple" xlink:href="#3.6.2.5.Updating the DNS configuration |outline">3.6.2.5. Updating the DNS configuration <text:tab/>10</text:a></text:p>
          <text:p text:style-name="P96"><text:a xlink:type="simple" xlink:href="#3.6.3.Configure conserver |outline">3.6.3. Configure conserver <text:tab/>11</text:a></text:p>
          <text:p text:style-name="P97"><text:a xlink:type="simple" xlink:href="#3.6.3.1.Set conserver attributes for the nodes(Optional) |outline">3.6.3.1. Set conserver attributes for the nodes(Optional) <text:tab/>11</text:a></text:p>
          <text:p text:style-name="P97"><text:a xlink:type="simple" xlink:href="#3.6.3.2.Update conserver configuration|outline">3.6.3.2. Update conserver configuration<text:tab/>11</text:a></text:p>
          <text:p text:style-name="P96"><text:a xlink:type="simple" xlink:href="#3.6.4.Check rcons(3.4.3 and 3.4.4 are MUST to do, rnetboot and getmacs depend on it)|outline">3.6.4. Check rcons(3.4.3 and 3.4.4 are MUST to do, rnetboot and getmacs depend on it)<text:tab/>11</text:a></text:p>
          <text:p text:style-name="P96"><text:a xlink:type="simple" xlink:href="#3.6.5.Update the mac table with the  address of the node(s)|outline">3.6.5. Update the mac table with the <text:s/>address of the node(s)<text:tab/>11</text:a></text:p>
          <text:p text:style-name="P96"><text:a xlink:type="simple" xlink:href="#3.6.6.Check rpower is working on the node |outline">3.6.6. Check rpower is working on the node <text:tab/>12</text:a></text:p>
          <text:p text:style-name="P96"><text:a xlink:type="simple" xlink:href="#3.6.7. Setup dhcp service|outline">3.6.7. <text:s/>Setup dhcp service<text:tab/>12</text:a></text:p>
          <text:p text:style-name="P97"><text:a xlink:type="simple" xlink:href="#3.6.7.1.Setup the dhcp listen interfaces in site table|outline">3.6.7.1. Setup the dhcp listen interfaces in site table<text:tab/>12</text:a></text:p>
          <text:p text:style-name="P97"><text:a xlink:type="simple" xlink:href="#3.6.7.2.[SLES]  Check the installation of dhcp-server |outline">3.6.7.2. [SLES] <text:s/>Check the installation of dhcp-server <text:tab/>12</text:a></text:p>
          <text:p text:style-name="P97"><text:a xlink:type="simple" xlink:href="#3.6.7.3.Configure the DHCP|outline">3.6.7.3. Configure the DHCP<text:tab/>12</text:a></text:p>
          <text:p text:style-name="P94"><text:a xlink:type="simple" xlink:href="#4.Install a Compute Node |outline">4. Install a Compute Node <text:tab/>13</text:a></text:p>
          <text:p text:style-name="P95"><text:a xlink:type="simple" xlink:href="#4.1.Prepare the installation source|outline">4.1. Prepare the installation source<text:tab/>13</text:a></text:p>
          <text:p text:style-name="P95"><text:a xlink:type="simple" xlink:href="#4.2.Statefull Node installation|outline">4.2. Statefull Node installation<text:tab/>13</text:a></text:p>
          <text:p text:style-name="P96"><text:a xlink:type="simple" xlink:href="#4.2.1.Customize the install profile|outline">4.2.1. Customize the install profile<text:tab/>13</text:a></text:p>
          <text:p text:style-name="P97"><text:a xlink:type="simple" xlink:href="#4.2.1.1.Install other  specific packages|outline">4.2.1.1. Install other <text:s/>specific packages<text:tab/>13</text:a></text:p>
          <text:p text:style-name="P96"><text:a xlink:type="simple" xlink:href="#4.2.2.Set the node status to ready for installation|outline">4.2.2. Set the node status to ready for installation<text:tab/>13</text:a></text:p>
          <text:p text:style-name="P96"><text:a xlink:type="simple" xlink:href="#4.2.3.Use network boot to start the installation|outline">4.2.3. Use network boot to start the installation<text:tab/>13</text:a></text:p>
          <text:p text:style-name="P96"><text:a xlink:type="simple" xlink:href="#4.2.4.Check the installation results|outline">4.2.4. Check the installation results<text:tab/>13</text:a></text:p>
          <text:p text:style-name="P95"><text:a xlink:type="simple" xlink:href="#4.3.Stateless node installation|outline">4.3. Stateless node installation<text:tab/>14</text:a></text:p>
          <text:p text:style-name="P96"><text:a xlink:type="simple" xlink:href="#4.3.1.Generate the stateless image for compute node|outline">4.3.1. Generate the stateless image for compute node<text:tab/>14</text:a></text:p>
          <text:p text:style-name="P97"><text:a xlink:type="simple" xlink:href="#4.3.1.1.Make the compute node packaging list|outline">4.3.1.1. Make the compute node packaging list<text:tab/>14</text:a></text:p>
          <text:p text:style-name="P97"><text:a xlink:type="simple" xlink:href="#4.3.1.2.Run image generation|outline">4.3.1.2. Run image generation<text:tab/>15</text:a></text:p>
          <text:p text:style-name="P97"><text:a xlink:type="simple" xlink:href="#4.3.1.3.Pack the image|outline">4.3.1.3. Pack the image<text:tab/>15</text:a></text:p>
          <text:p text:style-name="P96"><text:a xlink:type="simple" xlink:href="#4.3.2.Set the node status ready for network boot|outline">4.3.2. Set the node status ready for network boot<text:tab/>15</text:a></text:p>
          <text:p text:style-name="P96"><text:a xlink:type="simple" xlink:href="#4.3.3.Use network boot to start the installation|outline">4.3.3. Use network boot to start the installation<text:tab/>15</text:a></text:p>
          <text:p text:style-name="P96"><text:a xlink:type="simple" xlink:href="#4.3.4.Check the installation result|outline">4.3.4. Check the installation result<text:tab/>15</text:a></text:p>
          <text:p text:style-name="P94"><text:a xlink:type="simple" xlink:href="#5.Firmware upgrade|outline">5. Firmware upgrade<text:tab/>15</text:a></text:p>
          <text:p text:style-name="P95"><text:a xlink:type="simple" xlink:href="#5.1.Requirements|outline">5.1. Requirements<text:tab/>15</text:a></text:p>
          <text:p text:style-name="P96"><text:soft-page-break/><text:a xlink:type="simple" xlink:href="#5.1.1.Enable the HMC to allow remote ssh connections.|outline">5.1.1. Enable the HMC to allow remote ssh connections.<text:tab/>15</text:a></text:p>
          <text:p text:style-name="P96"><text:a xlink:type="simple" xlink:href="#5.1.2.Define the necessary attributes|outline">5.1.2. Define the necessary attributes<text:tab/>15</text:a></text:p>
          <text:p text:style-name="P96"><text:a xlink:type="simple" xlink:href="#5.1.3.Define the HMC as a node|outline">5.1.3. Define the HMC as a node<text:tab/>16</text:a></text:p>
          <text:p text:style-name="P96"><text:a xlink:type="simple" xlink:href="#5.1.4.Setup SSH connection to HMC|outline">5.1.4. Setup SSH connection to HMC<text:tab/>16</text:a></text:p>
          <text:p text:style-name="P96"><text:a xlink:type="simple" xlink:href="#5.1.5.Get the Microcode update package and associated XML file|outline">5.1.5. Get the Microcode update package and associated XML file<text:tab/>16</text:a></text:p>
          <text:p text:style-name="P95"><text:a xlink:type="simple" xlink:href="#5.2.Perform Firmware upgrade for CEC on P5/P6|outline">5.2. Perform Firmware upgrade for CEC on P5/P6<text:tab/>16</text:a></text:p>
          <text:p text:style-name="P96"><text:a xlink:type="simple" xlink:href="#5.2.1.Define the CEC as a node on the management node|outline">5.2.1. Define the CEC as a node on the management node<text:tab/>16</text:a></text:p>
          <text:p text:style-name="P96"><text:a xlink:type="simple" xlink:href="#5.2.2.Setup SSH connection to HMC|outline">5.2.2. Setup SSH connection to HMC<text:tab/>16</text:a></text:p>
          <text:p text:style-name="P96"><text:a xlink:type="simple" xlink:href="#5.2.3.Check firmware level|outline">5.2.3. Check firmware level<text:tab/>17</text:a></text:p>
          <text:p text:style-name="P96"><text:a xlink:type="simple" xlink:href="#5.2.4.Update the firmware|outline">5.2.4. Update the firmware<text:tab/>17</text:a></text:p>
          <text:p text:style-name="P95"><text:a xlink:type="simple" xlink:href="#5.3.Perform Firmware upgrades for BPA on P5/P6|outline">5.3. Perform Firmware upgrades for BPA on P5/P6<text:tab/>17</text:a></text:p>
          <text:p text:style-name="P96"><text:a xlink:type="simple" xlink:href="#5.3.1.Define the BPA as a node on the management node|outline">5.3.1. Define the BPA as a node on the management node<text:tab/>17</text:a></text:p>
          <text:p text:style-name="P96"><text:a xlink:type="simple" xlink:href="#5.3.2.Setup SSH connection to HMC|outline">5.3.2. Setup SSH connection to HMC<text:tab/>18</text:a></text:p>
          <text:p text:style-name="P96"><text:a xlink:type="simple" xlink:href="#5.3.3.User rinv to check the firmware level ( see rinv manpage)|outline">5.3.3. User rinv to check the firmware level ( see rinv manpage)<text:tab/>18</text:a></text:p>
          <text:p text:style-name="P96"><text:a xlink:type="simple" xlink:href="#5.3.4.Update the firmware|outline">5.3.4. Update the firmware<text:tab/>18</text:a></text:p>
          <text:p text:style-name="P95"><text:a xlink:type="simple" xlink:href="#5.4.Commit currently activated LIC update(copy T to P) for a CEC/BPA on p5/p6|outline">5.4. Commit currently activated LIC update(copy T to P) for a CEC/BPA on p5/p6<text:tab/>18</text:a></text:p>
          <text:p text:style-name="P96"><text:a xlink:type="simple" xlink:href="#5.4.1.Check firmware level|outline">5.4.1. Check firmware level<text:tab/>18</text:a></text:p>
          <text:p text:style-name="P96"><text:a xlink:type="simple" xlink:href="#5.4.2.Commit the firmware LIC|outline">5.4.2. Commit the firmware LIC<text:tab/>18</text:a></text:p>
          <text:p text:style-name="P94"><text:a xlink:type="simple" xlink:href="#6.References|outline">6. References<text:tab/>19</text:a></text:p>
        </text:index-body>
      </text:table-of-content>
      <text:section text:style-name="Sect2" text:name="区域2">
        <text:p text:style-name="P46"/>
        <text:p text:style-name="P47"/>
      </text:section>
      <text:section text:style-name="Sect3" text:name="区域3">
        <text:p text:style-name="P16"/>
        <text:list xml:id="list34445293" text:style-name="L1">
          <text:list-item>
            <text:h text:style-name="P78"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2">1. May have multiple LPARs (an LPAR will be the target machine to install an operating system image on, i.e. the LPAR will be the compute node); </text:p>
        <text:p text:style-name="P72">2. The Ethernet card and SCSI disk can be virtual devices; </text:p>
        <text:p text:style-name="P72">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2">1. Install a stateful compute node</text:p>
        <text:p text:style-name="P7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9">Arch: an LPAR on a p5/p6 machine</text:p>
        <text:p text:style-name="P49">OS: Red Hat Ent<text:span text:style-name="T12">erprise Linux</text:span> 5.2</text:p>
        <text:p text:style-name="P49">Hostname: pmanagenode</text:p>
        <text:p text:style-name="P49">IP: 192.168.0.1</text:p>
        <text:p text:style-name="P49">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9">Arch: an LPAR on a p5/p6 machine</text:p>
        <text:p text:style-name="P49">OS: Red Hat Enterprise Linux 5.2</text:p>
        <text:p text:style-name="P49">HCP: HMC</text:p>
        <text:p text:style-name="P49"/>
        <text:p text:style-name="P49"><text:soft-page-break/>Hostname: pnode1 – this node will be installed in stateful</text:p>
        <text:p text:style-name="P49">IP: 192.168.0.10</text:p>
        <text:p text:style-name="P50">Cluster-face-IF: eth0</text:p>
        <text:p text:style-name="P48"/>
        <text:p text:style-name="P49">Hostname: pnode2 – this node will be installed in stateless</text:p>
        <text:p text:style-name="P49">IP: 192.168.0.20</text:p>
        <text:p text:style-name="P50">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4452128" text:continue-numbering="true" text:style-name="L1">
          <text:list-item>
            <text:h text:style-name="P78"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4469110" text:continue-numbering="true" text:style-name="L1">
          <text:list-item>
            <text:h text:style-name="P78" text:outline-level="1">Setup the management node </text:h>
            <text:list>
              <text:list-item>
                <text:h text:style-name="P81"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4465620" text:continue-numbering="true" text:style-name="L1">
          <text:list-item>
            <text:list>
              <text:list-item>
                <text:list>
                  <text:list-item>
                    <text:h text:style-name="P87" text:outline-level="3">Remove atftp</text:h>
                  </text:list-item>
                </text:list>
              </text:list-item>
            </text:list>
          </text:list-item>
        </text:list>
        <text:p text:style-name="Code">service tftpd stop</text:p>
        <text:p text:style-name="Code">rpm --nodeps -e atftp</text:p>
        <text:list xml:id="list34470852" text:continue-numbering="true" text:style-name="L1">
          <text:list-item>
            <text:list>
              <text:list-item>
                <text:list>
                  <text:list-item>
                    <text:h text:style-name="P87"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0"/>
        <text:p text:style-name="P12"><text:span text:style-name="T15">[SLES]</text:span><text:span text:style-name="T15">:</text:span></text:p>
        <text:p text:style-name="P38">zypper install tftp</text:p>
        <text:list xml:id="list34469065" text:continue-numbering="true" text:style-name="L1">
          <text:list-item>
            <text:list>
              <text:list-item>
                <text:list>
                  <text:list-item>
                    <text:h text:style-name="P88" text:outline-level="3">Restart the tftp server</text:h>
                  </text:list-item>
                </text:list>
              </text:list-item>
            </text:list>
          </text:list-item>
        </text:list>
        <text:p text:style-name="P59">Notes: make sure the entry "disable=no" in the /etc/xinetd.d/tftp.</text:p>
        <text:p text:style-name="P44">service xinetd restart</text:p>
        <text:list xml:id="list34454511" text:continue-numbering="true" text:style-name="L1">
          <text:list-item>
            <text:list>
              <text:list-item>
                <text:h text:style-name="P81" text:outline-level="2"><text:soft-page-break/>Setup <text:s/><text:span text:style-name="T10">c</text:span>ommon attribute<text:span text:style-name="T10">s</text:span> for xCAT in the database</text:h>
              </text:list-item>
            </text:list>
          </text:list-item>
        </text:list>
        <text:p text:style-name="P39">The<text:span text:style-name="T12"> xCAT database table “passwd” contains default userids and passwords for xCAT to access cluster components. This section will describe how to set the default userids and passwords for system and hmc in xCAT database table.</text:span></text:p>
        <text:list xml:id="list34443340" text:continue-numbering="true" text:style-name="L1">
          <text:list-item>
            <text:list>
              <text:list-item>
                <text:list>
                  <text:list-item>
                    <text:h text:style-name="P87" text:outline-level="3">Add the default account for system</text:h>
                  </text:list-item>
                </text:list>
              </text:list-item>
            </text:list>
          </text:list-item>
        </text:list>
        <text:p text:style-name="P35">chtab key=system passwd.username=root passwd.password=cluster</text:p>
        <text:list xml:id="list34444407" text:continue-numbering="true" text:style-name="L1">
          <text:list-item>
            <text:list>
              <text:list-item>
                <text:list>
                  <text:list-item>
                    <text:h text:style-name="P87" text:outline-level="3">Add the default account for hmc</text:h>
                  </text:list-item>
                </text:list>
              </text:list-item>
            </text:list>
          </text:list-item>
        </text:list>
        <text:p text:style-name="Code">chtab key=hmc passwd.username=hscroot passwd.password=abc123</text:p>
        <text:p text:style-name="P39">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0">mkdef –t node –o hmc1 groups=hmc,all <text:s/>nodetype=hmc <text:s/>mgt=hmc <text:s/><text:tab/>username=hscroot <text:s/>password=abc1234</text:p>
        <text:p text:style-name="P40">chdef -t node -o hmc1 username=hscroot password=abc1234</text:p>
        <text:p text:style-name="P56"/>
        <text:list xml:id="list34457639" text:continue-numbering="true" text:style-name="L1">
          <text:list-item>
            <text:list>
              <text:list-item>
                <text:h text:style-name="P81" text:outline-level="2"><text:span text:style-name="T10">D</text:span>efine the compute <text:span text:style-name="T10">nodes</text:span></text:h>
              </text:list-item>
            </text:list>
          </text:list-item>
        </text:list>
        <text:p text:style-name="P39">The definition of a node is stored in several tables of the xCAT database. <text:s/></text:p>
        <text:p text:style-name="P41"><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4463932" text:continue-numbering="true" text:style-name="L1">
          <text:list-item>
            <text:list>
              <text:list-item>
                <text:list>
                  <text:list-item>
                    <text:h text:style-name="P87" text:outline-level="3">Gather Node information using the rscan command</text:h>
                    <text:list>
                      <text:list-item>
                        <text:h text:style-name="P91" text:outline-level="4">Define HMC as an xCAT node</text:h>
                      </text:list-item>
                    </text:list>
                  </text:list-item>
                </text:list>
              </text:list-item>
            </text:list>
          </text:list-item>
        </text:list>
        <text:p text:style-name="P39">First, define the hardware control point as a node object. </text:p>
        <text:p text:style-name="P39">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7"/>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4463621" text:continue-numbering="true" text:style-name="L1">
          <text:list-item>
            <text:list>
              <text:list-item>
                <text:list>
                  <text:list-item>
                    <text:list>
                      <text:list-item>
                        <text:h text:style-name="P91" text:outline-level="4"><text:span text:style-name="T10">D</text:span><text:span text:style-name="T11">is</text:span><text:span text:style-name="T10">cover the LPARs managed by HMC</text:span></text:h>
                      </text:list-item>
                    </text:list>
                  </text:list-item>
                </text:list>
              </text:list-item>
            </text:list>
          </text:list-item>
        </text:list>
        <text:p text:style-name="P42">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5">To write the stanza format output of <text:span text:style-name="T18">rscan</text:span> to a file called “node.stanza<text:span text:style-name="T19">”</text:span> run the following command.</text:p>
        <text:p text:style-name="P53">rscan –z hmc01 &gt; <text:s/>node.stanza</text:p>
        <text:p text:style-name="P52"/>
        <text:p text:style-name="P42">This file can then be checked and modified as needed. <text:s/>For example you may need to add a different name for the node definition or add additional attributes and values.</text:p>
        <text:p text:style-name="P42"><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2">The <text:s/>stanza file will look something like the following. <text:s/><text:span text:style-name="T25"><text:s/></text:span></text:p>
        <text:p text:style-name="Standard">Server-9117-MMA-SN10F6F3D:</text:p>
        <text:p text:style-name="P66"><text:s text:c="8"/>objtype=node</text:p>
        <text:p text:style-name="P66"><text:s text:c="8"/>nodetype=fsp</text:p>
        <text:p text:style-name="P66"><text:s text:c="8"/>id=5</text:p>
        <text:p text:style-name="P66"><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62"/>
        <text:p text:style-name="P61">pnode1:</text:p>
        <text:p text:style-name="P66"><text:s text:c="8"/>objtype=node</text:p>
        <text:p text:style-name="P66"><text:s text:c="8"/>nodetype=lpar,osi</text:p>
        <text:p text:style-name="P66"><text:s text:c="8"/>id=9</text:p>
        <text:p text:style-name="P66"><text:s text:c="8"/>hcp=hmc1</text:p>
        <text:p text:style-name="P66"><text:s text:c="8"/>pprofile=lpar9</text:p>
        <text:p text:style-name="P66"><text:s text:c="8"/>parent=Server-9117-MMA-SN10F6F3D</text:p>
        <text:p text:style-name="P66"><text:s text:c="8"/>groups=all</text:p>
        <text:p text:style-name="P66"><text:s text:c="8"/>mgt=hmc</text:p>
        <text:p text:style-name="P66"><text:s text:c="8"/>cons=hmc</text:p>
        <text:p text:style-name="P62"/>
        <text:p text:style-name="P61">pnode2:</text:p>
        <text:p text:style-name="P66"><text:s text:c="8"/>objtype=node</text:p>
        <text:p text:style-name="P66"><text:s text:c="8"/>nodetype=lpar,osi</text:p>
        <text:p text:style-name="P66"><text:s text:c="8"/>id=7</text:p>
        <text:p text:style-name="P66"><text:s text:c="8"/>hcp=hmc1</text:p>
        <text:p text:style-name="P66"><text:s text:c="8"/>pprofile=lpar6</text:p>
        <text:p text:style-name="P66"><text:s text:c="8"/>parent=Server-9117-MMA-SN10F6F3D</text:p>
        <text:p text:style-name="P66"><text:s text:c="8"/>groups=all</text:p>
        <text:p text:style-name="P66"><text:s text:c="8"/>mgt=hmc</text:p>
        <text:p text:style-name="P66"><text:s text:c="8"/>cons=hmc</text:p>
        <text:p text:style-name="P73"/>
        <text:p text:style-name="P43"><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4447166" text:continue-numbering="true" text:style-name="L1">
          <text:list-item>
            <text:list>
              <text:list-item>
                <text:list>
                  <text:list-item>
                    <text:list>
                      <text:list-item>
                        <text:h text:style-name="P91"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4"/>
        <text:p text:style-name="Code">cat node.stanza | mkdef –z</text:p>
        <text:p text:style-name="P57"/>
        <text:p text:style-name="Code">Verify <text:s/>the data:</text:p>
        <text:p text:style-name="P57"/>
        <text:p text:style-name="Code">lsdef -t node -l all</text:p>
        <text:p text:style-name="Code"/>
        <text:list xml:id="list34450130" text:continue-numbering="true" text:style-name="L1">
          <text:list-item>
            <text:list>
              <text:list-item>
                <text:list>
                  <text:list-item>
                    <text:list>
                      <text:list-item>
                        <text:h text:style-name="P92" text:outline-level="4">Define xCAT groups (optional)</text:h>
                      </text:list-item>
                    </text:list>
                  </text:list-item>
                </text:list>
              </text:list-item>
            </text:list>
          </text:list-item>
        </text:list>
        <text:p text:style-name="P23">There are two basic ways to create xCAT node groups. You can either set the “groups” attribute of the node definition or you can create a group directly.</text:p>
        <text:p text:style-name="P23"/>
        <text:p text:style-name="P23">You can set the “groups” attribute of the node definition when you are defining the node with the mkdef command or you can modify the attribute later using the chdef command. For example, if you want a set of nodes to be added to the group “<text:span text:style-name="T20">rhelnodes</text:span>” you could run chdef as follows.</text:p>
        <text:p text:style-name="P23"/>
        <text:p text:style-name="P20">chdef –t node -p –o node01,node02,node03 groups=rhelnodes</text:p>
        <text:p text:style-name="P23"/>
        <text:p text:style-name="P23">The “-p” (plus) option specifies that “aixnodes” be added to any existing value for</text:p>
        <text:p text:style-name="P23">the “groups” attribute.</text:p>
        <text:p text:style-name="P23"/>
        <text:p text:style-name="P23">The second option would be to create a new group definition directly using the</text:p>
        <text:p text:style-name="P23">mkdef command as follows.</text:p>
        <text:p text:style-name="P23"/>
        <text:p text:style-name="P20">mkdef –t group –o rhelnodes members=”node01,node02,node03”</text:p>
        <text:p text:style-name="P20"/>
        <text:p text:style-name="P27"><text:span text:style-name="T26">The second option could also be used to create a dynamic node group definition. Dynamic node groups are created by specifying selection criteria for node attributes, which dynamically define the group. Whenever a node is added, removed, or changed, dynamic groups are automatically updated to include or exclude the target node. This provides flexible control over group membership by defining the attributes that define the group, rather than the specific node names that belong to the group. The selection criteria is a list of comma-separated "attr=val" pairs that can be used to determine the members of a dynamic group, the "attr" field can be any attribute returned by lsdef command, the "val" field in selection criteria can be a simple sting or a regular expression, the regular expression needs to be embraced by two vertical bars, for example |^hmc[0-9]+$|. The following example will include all the Red Hat nodes into a dynamic node group rhel</text:span><text:span text:style-name="T27">dyngrp</text:span><text:span text:style-name="T26">:</text:span></text:p>
        <text:p text:style-name="P27"><text:soft-page-break/></text:p>
        <text:p text:style-name="P27">mkdef -t group -o rheldyngrp -d -w "mgt=hmc,os=/^rhel.*$/"</text:p>
        <text:p text:style-name="P23"/>
        <text:p text:style-name="P23">These two options will result in exactly the same definitions and attribute values being</text:p>
        <text:p text:style-name="P23">created in the xCAT database.</text:p>
        <text:list xml:id="list34466592" text:continue-numbering="true" text:style-name="L1">
          <text:list-item>
            <text:list>
              <text:list-item>
                <text:list>
                  <text:list-item>
                    <text:h text:style-name="P87" text:outline-level="3">Update the <text:span text:style-name="T10">attributes of the node</text:span></text:h>
                    <text:list>
                      <text:list-item>
                        <text:h text:style-name="P91"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4469765" text:continue-numbering="true" text:style-name="L1">
          <text:list-item>
            <text:list>
              <text:list-item>
                <text:list>
                  <text:list-item>
                    <text:list>
                      <text:list-item>
                        <text:h text:style-name="P91"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2"/>
        <text:list xml:id="list34457369" text:continue-numbering="true" text:style-name="L1">
          <text:list-item>
            <text:list>
              <text:list-item>
                <text:h text:style-name="P81" text:outline-level="2"><text:span text:style-name="_20_Char"><text:span text:style-name="T33">Set up customization scripts (optional)</text:span></text:span></text:h>
              </text:list-item>
            </text:list>
          </text:list-item>
        </text:list>
        <text:p text:style-name="P4"><text:span text:style-name="_20_Char"><text:span text:style-name="T29">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be executed on the nodes. </text:span></text:span><text:span text:style-name="_20_Char"><text:span text:style-name="T31">The order of the scripts in the list determines the order in which they will be run.</text:span></text:span></text:p>
        <text:p text:style-name="P4"><text:span text:style-name="_20_Char"><text:span text:style-name="T29">For example, if you want to have your two scripts called “foo” and “bar” run on node “node01” you could use the </text:span></text:span><text:span text:style-name="_20_Char"><text:span text:style-name="T30">chdef</text:span></text:span><text:span text:style-name="_20_Char"><text:span text:style-name="T29"> command as follows.</text:span></text:span></text:p>
        <text:p text:style-name="P4"><text:span text:style-name="_20_Char"><text:span text:style-name="T29"><text:tab/><text:tab/></text:span></text:span><text:span text:style-name="_20_Char"><text:span text:style-name="T32">chdef -t node -o node01 -p postscripts=foo,bar</text:span></text:span></text:p>
        <text:p text:style-name="P4"><text:span text:style-name="_20_Char"><text:span text:style-name="T31"><text:tab/>(The “-p” means to add these to whatever is already set.)</text:span></text:span></text:p>
        <text:p text:style-name="P4"><text:span text:style-name="_20_Char"><text:span text:style-name="T31"/></text:span></text:p>
        <text:list xml:id="list34448391" text:continue-numbering="true" text:style-name="L1">
          <text:list-item>
            <text:list>
              <text:list-item>
                <text:h text:style-name="P83" text:outline-level="2"><text:span text:style-name="_20_Char"><text:span text:style-name="T17">Add NTP setup script (optional)</text:span></text:span></text:h>
              </text:list-item>
            </text:list>
          </text:list-item>
        </text:list>
        <text:p text:style-name="P4"><text:span text:style-name="_20_Char"><text:span text:style-name="T29">To have xCAT automatically set up ntp on the cluster nodes you must add the </text:span></text:span><text:span text:style-name="_20_Char"><text:span text:style-name="T30">setupntp</text:span></text:span><text:span text:style-name="_20_Char"><text:span text:style-name="T29"> script to the list of postscripts that are run on the nodes. <text:s text:c="2"/></text:span></text:span></text:p>
        <text:p text:style-name="P4"><text:span text:style-name="_20_Char"><text:span text:style-name="T29">To do this you can either modify the “postscripts” attribute for each node individually or you can just modify the definition of a group that all the nodes belong to.</text:span></text:span></text:p>
        <text:p text:style-name="P4"><text:span text:style-name="_20_Char"><text:span text:style-name="T29">For example, if all your nodes belong to the group “compute” then you could add </text:span></text:span><text:span text:style-name="_20_Char"><text:span text:style-name="T30">setupntp</text:span></text:span><text:span text:style-name="_20_Char"><text:span text:style-name="T29"> to the group definition by running the following command.</text:span></text:span></text:p>
        <text:p text:style-name="P4"><text:span text:style-name="_20_Char"><text:span text:style-name="T28"><text:tab/></text:span></text:span><text:span text:style-name="_20_Char"><text:span text:style-name="T32">chdef -p -t group -o compute postscripts=setupntp</text:span></text:span></text:p>
        <text:list xml:id="list34466928" text:continue-numbering="true" text:style-name="L1">
          <text:list-item>
            <text:list>
              <text:list-item>
                <text:h text:style-name="P81" text:outline-level="2"><text:soft-page-break/>Setup the Services and Definition</text:h>
              </text:list-item>
            </text:list>
          </text:list-item>
        </text:list>
        <text:p text:style-name="P23">The part should be experienced, when there are compute nodes, hmcs, networks defined/deleted.</text:p>
        <text:list xml:id="list34467611" text:continue-numbering="true" text:style-name="L1">
          <text:list-item>
            <text:list>
              <text:list-item>
                <text:list>
                  <text:list-item>
                    <text:h text:style-name="P87" text:outline-level="3">Setup the networks table</text:h>
                  </text:list-item>
                </text:list>
              </text:list-item>
            </text:list>
          </text:list-item>
        </text:list>
        <text:p text:style-name="P11">Create the networks that used for cluster management:</text:p>
        <text:p text:style-name="P55">mkdef -t network -o net1 net=192.168.0.0 mask=255.255.255.0 <text:s/>gateway=192.168.0.1 <text:s/>mgtifname=eth1 <text:s/>dhcpserver=192.168.0.1 <text:s/>tftpserver=192.168.0.1 nameservers=192.168.0.1</text:p>
        <text:p text:style-name="P55"/>
        <text:list xml:id="list34449190" text:continue-numbering="true" text:style-name="L1">
          <text:list-item>
            <text:list>
              <text:list-item>
                <text:list>
                  <text:list-item>
                    <text:h text:style-name="P87" text:outline-level="3">Setup Name Resolution</text:h>
                    <text:list>
                      <text:list-item>
                        <text:h text:style-name="P91"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4472912" text:continue-numbering="true" text:style-name="L1">
          <text:list-item>
            <text:list>
              <text:list-item>
                <text:list>
                  <text:list-item>
                    <text:list>
                      <text:list-item>
                        <text:h text:style-name="P91"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4459809" text:continue-numbering="true" text:style-name="L1">
          <text:list-item>
            <text:list>
              <text:list-item>
                <text:list>
                  <text:list-item>
                    <text:list>
                      <text:list-item>
                        <text:h text:style-name="P91"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4450989" text:continue-numbering="true" text:style-name="L1">
          <text:list-item>
            <text:list>
              <text:list-item>
                <text:list>
                  <text:list-item>
                    <text:list>
                      <text:list-item>
                        <text:h text:style-name="P91"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4456638" text:continue-numbering="true" text:style-name="L1">
          <text:list-item>
            <text:list>
              <text:list-item>
                <text:list>
                  <text:list-item>
                    <text:list>
                      <text:list-item>
                        <text:h text:style-name="P91"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4457056" text:continue-numbering="true" text:style-name="L1">
          <text:list-item>
            <text:list>
              <text:list-item>
                <text:list>
                  <text:list-item>
                    <text:h text:style-name="P87" text:outline-level="3"><text:soft-page-break/>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4457000" text:continue-numbering="true" text:style-name="L1">
          <text:list-item>
            <text:list>
              <text:list-item>
                <text:list>
                  <text:list-item>
                    <text:list>
                      <text:list-item>
                        <text:h text:style-name="P93"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4441144" text:continue-numbering="true" text:style-name="L1">
          <text:list-item>
            <text:list>
              <text:list-item>
                <text:list>
                  <text:list-item>
                    <text:list>
                      <text:list-item>
                        <text:h text:style-name="P92"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3"/>
        <text:p text:style-name="P67">makeconservercf</text:p>
        <text:p text:style-name="P75"/>
        <text:list xml:id="list34459389" text:continue-numbering="true" text:style-name="L1">
          <text:list-item>
            <text:list>
              <text:list-item>
                <text:list>
                  <text:list-item>
                    <text:h text:style-name="P87"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4446270" text:continue-numbering="true" text:style-name="L1">
          <text:list-item>
            <text:list>
              <text:list-item>
                <text:list>
                  <text:list-item>
                    <text:h text:style-name="P87"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text:soft-page-break/>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4450690" text:continue-numbering="true" text:style-name="L1">
          <text:list-item>
            <text:list>
              <text:list-item>
                <text:list>
                  <text:list-item>
                    <text:h text:style-name="P87" text:outline-level="3">Check rpower is working on the node </text:h>
                  </text:list-item>
                </text:list>
              </text:list-item>
            </text:list>
          </text:list-item>
        </text:list>
        <text:p text:style-name="P55">rpower pnode1 stat</text:p>
        <text:list xml:id="list34452760" text:continue-numbering="true" text:style-name="L1">
          <text:list-item>
            <text:list>
              <text:list-item>
                <text:list>
                  <text:list-item>
                    <text:h text:style-name="P87" text:outline-level="3"><text:s/>Setup dhcp service</text:h>
                    <text:list>
                      <text:list-item>
                        <text:h text:style-name="P91" text:outline-level="4">Setup the dhcp listen interfaces in site table</text:h>
                      </text:list-item>
                    </text:list>
                  </text:list-item>
                </text:list>
              </text:list-item>
            </text:list>
          </text:list-item>
        </text:list>
        <text:p text:style-name="Code">chdef -t site dhcpinterfaces='pmanagenode|eth1'</text:p>
        <text:p text:style-name="P38"/>
        <text:list xml:id="list34456041" text:continue-numbering="true" text:style-name="L1">
          <text:list-item>
            <text:list>
              <text:list-item>
                <text:list>
                  <text:list-item>
                    <text:list>
                      <text:list-item>
                        <text:h text:style-name="P91"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38">zypper install dhcp-server</text:p>
        <text:p text:style-name="Default_20_Text"/>
        <text:list xml:id="list34464295" text:continue-numbering="true" text:style-name="L1">
          <text:list-item>
            <text:list>
              <text:list-item>
                <text:list>
                  <text:list-item>
                    <text:list>
                      <text:list-item>
                        <text:h text:style-name="P91"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4458506" text:continue-numbering="true" text:style-name="L1">
          <text:list-item>
            <text:h text:style-name="P78" text:outline-level="1"><text:soft-page-break/>Install a Compute Node<text:span text:style-name="T8"> </text:span></text:h>
            <text:list>
              <text:list-item>
                <text:h text:style-name="P8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4444929" text:continue-numbering="true" text:style-name="L1">
          <text:list-item>
            <text:list>
              <text:list-item>
                <text:h text:style-name="P84" text:outline-level="2">Statefull Node installation</text:h>
                <text:list>
                  <text:list-item>
                    <text:h text:style-name="P87"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8"/>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64"/>
        <text:p text:style-name="P11">Note: The profile name in the &lt;profile&gt; can be set to certain compute node by following command:</text:p>
        <text:p text:style-name="P34">chdef -t node -o pnode1 profile=&lt;profile&gt;</text:p>
        <text:list xml:id="list34451435" text:continue-numbering="true" text:style-name="L1">
          <text:list-item>
            <text:list>
              <text:list-item>
                <text:list>
                  <text:list-item>
                    <text:list>
                      <text:list-item>
                        <text:h text:style-name="P92"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4">/install/post/otherpkgs/&lt;os&gt;/&lt;arch&gt;</text:p>
        <text:list xml:id="list34473389" text:continue-numbering="true" text:style-name="L1">
          <text:list-item>
            <text:list>
              <text:list-item>
                <text:list>
                  <text:list-item>
                    <text:h text:style-name="P87" text:outline-level="3">Set the node status to ready for installation</text:h>
                  </text:list-item>
                </text:list>
              </text:list-item>
            </text:list>
          </text:list-item>
        </text:list>
        <text:p text:style-name="Code">nodeset pnode1 install</text:p>
        <text:p text:style-name="P25"/>
        <text:list xml:id="list34450323" text:continue-numbering="true" text:style-name="L1">
          <text:list-item>
            <text:list>
              <text:list-item>
                <text:list>
                  <text:list-item>
                    <text:h text:style-name="P89" text:outline-level="3">Use network boot to start the installation</text:h>
                  </text:list-item>
                </text:list>
              </text:list-item>
            </text:list>
          </text:list-item>
        </text:list>
        <text:p text:style-name="Code">rnetboot pnode1</text:p>
        <text:list xml:id="list34462927" text:continue-numbering="true" text:style-name="L1">
          <text:list-item>
            <text:list>
              <text:list-item>
                <text:list>
                  <text:list-item>
                    <text:h text:style-name="P89" text:outline-level="3">Check the installation results</text:h>
                  </text:list-item>
                </text:list>
              </text:list-item>
            </text:list>
          </text:list-item>
        </text:list>
        <text:p text:style-name="P58">1. Check that ssh service on the node is working and you can login without <text:s/>password</text:p>
        <text:p text:style-name="P58">2. If ssh is working but cannot login without password, force exchange the ssh key to the compute node using xdsh:</text:p>
        <text:p text:style-name="Code">xdsh pnode1 -K</text:p>
        <text:p text:style-name="P61"/>
        <text:p text:style-name="P11">After exchanging ssh key, following command should work.</text:p>
        <text:p text:style-name="Code">xdsh pnode1 date </text:p>
        <text:list xml:id="list34461443" text:continue-numbering="true" text:style-name="L1">
          <text:list-item>
            <text:list>
              <text:list-item>
                <text:h text:style-name="P81" text:outline-level="2"><text:soft-page-break/>Stateless<text:span text:style-name="T10"> </text:span>node installation</text:h>
                <text:list>
                  <text:list-item>
                    <text:h text:style-name="P87"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4445990" text:continue-numbering="true" text:style-name="L1">
          <text:list-item>
            <text:list>
              <text:list-item>
                <text:list>
                  <text:list-item>
                    <text:list>
                      <text:list-item>
                        <text:h text:style-name="P91" text:outline-level="4">Make the <text:span text:style-name="T10">compute</text:span> node packaging list</text:h>
                      </text:list-item>
                    </text:list>
                  </text:list-item>
                </text:list>
              </text:list-item>
            </text:list>
          </text:list-item>
        </text:list>
        <text:p text:style-name="P37">If you want to exclude certain package, add it into the following exlist file:</text:p>
        <text:p text:style-name="P9">/install/custom/netboot/&lt;os&gt;/&lt;profile&gt;.exlist</text:p>
        <text:p text:style-name="P63"/>
        <text:p text:style-name="P70">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5">Add following packages name into the &lt;profile&gt;.pkglist</text:p>
        <text:p text:style-name="Code"><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 text:c="4"/>ntp</text:p>
        <text:p text:style-name="P61"/>
        <text:p text:style-name="P11">You can add any other packages that you want to install on your compute node. <text:s/>For example, if you want to have userids with passwords you should add the following:</text:p>
        <text:p text:style-name="Code"><text:s text:c="4"/>cracklib</text:p>
        <text:p text:style-name="P61"><text:s text:c="4"/>libuser</text:p>
        <text:p text:style-name="P61"><text:s text:c="4"/>passwd</text:p>
        <text:p text:style-name="P63"/>
        <text:p text:style-name="P15">[SLES11]:</text:p>
        <text:p text:style-name="P25">Add following packages name into the &lt;profile&gt;.pkglist</text:p>
        <text:p text:style-name="Code"><text:s text:c="4"/>aaa_base</text:p>
        <text:p text:style-name="P61"><text:s text:c="4"/>bash</text:p>
        <text:p text:style-name="P61"><text:s text:c="4"/>nfs-utils</text:p>
        <text:p text:style-name="P61"><text:s text:c="4"/>dhcpcd</text:p>
        <text:p text:style-name="P61"><text:s text:c="4"/>kernel</text:p>
        <text:p text:style-name="P61"><text:s text:c="4"/>openssh</text:p>
        <text:p text:style-name="P61"><text:s text:c="4"/>psmisc</text:p>
        <text:p text:style-name="P61"><text:s text:c="4"/>wget</text:p>
        <text:p text:style-name="P61"><text:s text:c="4"/>sysconfig</text:p>
        <text:p text:style-name="P61"><text:s text:c="4"/>syslog-ng</text:p>
        <text:p text:style-name="P61"><text:s text:c="4"/>klogd</text:p>
        <text:p text:style-name="P61"><text:s text:c="4"/>vim</text:p>
        <text:p text:style-name="P71"/>
        <text:list xml:id="list34465082" text:continue-numbering="true" text:style-name="L1">
          <text:list-item>
            <text:list>
              <text:list-item>
                <text:list>
                  <text:list-item>
                    <text:list>
                      <text:list-item>
                        <text:h text:style-name="P91" text:outline-level="4"><text:soft-page-break/>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5">cd /opt/xcat/share/xcat/netboot/sles </text:p>
        <text:p text:style-name="P68">./genimage -i eth0 -n ibmveth -o sles11 -p compute </text:p>
        <text:p text:style-name="P51"/>
        <text:list xml:id="list34472070" text:continue-numbering="true" text:style-name="L1">
          <text:list-item>
            <text:list>
              <text:list-item>
                <text:list>
                  <text:list-item>
                    <text:list>
                      <text:list-item>
                        <text:h text:style-name="P91"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4458427" text:continue-numbering="true" text:style-name="L1">
          <text:list-item>
            <text:list>
              <text:list-item>
                <text:list>
                  <text:list-item>
                    <text:h text:style-name="P89" text:outline-level="3">Set the node status ready for network boot</text:h>
                  </text:list-item>
                </text:list>
              </text:list-item>
            </text:list>
          </text:list-item>
        </text:list>
        <text:p text:style-name="Code">nodeset pnode2 netboot</text:p>
        <text:list xml:id="list34450497" text:continue-numbering="true" text:style-name="L1">
          <text:list-item>
            <text:list>
              <text:list-item>
                <text:list>
                  <text:list-item>
                    <text:h text:style-name="P89" text:outline-level="3">Use network boot to start the installation</text:h>
                  </text:list-item>
                </text:list>
              </text:list-item>
            </text:list>
          </text:list-item>
        </text:list>
        <text:p text:style-name="Code">rnetboot pnode2</text:p>
        <text:list xml:id="list34455792" text:continue-numbering="true" text:style-name="L1">
          <text:list-item>
            <text:list>
              <text:list-item>
                <text:list>
                  <text:list-item>
                    <text:h text:style-name="P89" text:outline-level="3"><text:span text:style-name="T10">C</text:span>heck the installation result</text:h>
                  </text:list-item>
                </text:list>
              </text:list-item>
            </text:list>
          </text:list-item>
        </text:list>
        <text:p text:style-name="P36">1. Check that ssh service on the node is working and you can login without <text:s/>password</text:p>
        <text:p text:style-name="P58">2. If ssh is working but cannot login without password, force exchange the ssh key to the compute node using xdsh:</text:p>
        <text:p text:style-name="Standard">xdsh pnode1 -K</text:p>
        <text:p text:style-name="P61"/>
        <text:p text:style-name="P11">After exchanging ssh key, following command should work.</text:p>
        <text:p text:style-name="P65">xdsh pnode1 date</text:p>
        <text:p text:style-name="P65"/>
        <text:p text:style-name="P65"/>
        <text:list xml:id="list34449937" text:continue-numbering="true" text:style-name="L1">
          <text:list-item>
            <text:h text:style-name="P79" text:outline-level="1">Firmware upgrade</text:h>
            <text:list>
              <text:list-item>
                <text:h text:style-name="P86" text:outline-level="2">Requirements</text:h>
              </text:list-item>
            </text:list>
          </text:list-item>
        </text:list>
        <text:p text:style-name="P24">POWER5 and POWER6 <text:s/>Licensed Internal Code updates must meet <text:s/>the following prerequisites:</text:p>
        <text:list xml:id="list34459097" text:continue-numbering="true" text:style-name="L1">
          <text:list-item>
            <text:list>
              <text:list-item>
                <text:list>
                  <text:list-item>
                    <text:h text:style-name="P87" text:outline-level="3">Enable the HMC to allow remote ssh connections.</text:h>
                  </text:list-item>
                </text:list>
              </text:list-item>
            </text:list>
          </text:list-item>
        </text:list>
        <text:p text:style-name="P13">[AIX]</text:p>
        <text:p text:style-name="P24">Ensure that ssh is installed on the AIX xCAT management node. If you are using an AIX management node, make sure the value of "useSSHonAIX" <text:s/>is “yes” in the site table.</text:p>
        <text:p text:style-name="P24">chtab <text:s/>key="useSSHonAIX" site.value=yes</text:p>
        <text:list xml:id="list34473721" text:continue-numbering="true" text:style-name="L1">
          <text:list-item>
            <text:list>
              <text:list-item>
                <text:list>
                  <text:list-item>
                    <text:h text:style-name="P89" text:outline-level="3">Define the necessary attributes</text:h>
                  </text:list-item>
                </text:list>
              </text:list-item>
            </text:list>
          </text:list-item>
        </text:list>
        <text:p text:style-name="P24">The Lpar , CEC, or BPA has been defined in the nodelist, nodehm, nodetype, vpd, ppc tables.</text:p>
        <text:list xml:id="list34465887" text:continue-numbering="true" text:style-name="L1">
          <text:list-item>
            <text:list>
              <text:list-item>
                <text:list>
                  <text:list-item>
                    <text:h text:style-name="P89" text:outline-level="3"><text:soft-page-break/>Define the HMC as a node</text:h>
                  </text:list-item>
                </text:list>
              </text:list-item>
            </text:list>
          </text:list-item>
        </text:list>
        <text:p text:style-name="P24">Define the HMC as a node on the management node. For example,</text:p>
        <text:p text:style-name="P7">nodeadd <text:s/>hmc01.clusters.com groups=hmc</text:p>
        <text:list xml:id="list34467660" text:continue-numbering="true" text:style-name="L1">
          <text:list-item>
            <text:list>
              <text:list-item>
                <text:list>
                  <text:list-item>
                    <text:h text:style-name="P89" text:outline-level="3">Setup SSH connection to HMC</text:h>
                  </text:list-item>
                </text:list>
              </text:list-item>
            </text:list>
          </text:list-item>
        </text:list>
        <text:p text:style-name="P24">Run the rspconfig command to set up and generate the ssh keys on the xCAT management node and transfer the public key to the HMC. You must also manually configure the HMC to allow remote ssh connections. For example:</text:p>
        <text:p text:style-name="P7">rspconfig hmc01.clusters.com sshcfg=enable</text:p>
        <text:list xml:id="list34448599" text:continue-numbering="true" text:style-name="L1">
          <text:list-item>
            <text:list>
              <text:list-item>
                <text:list>
                  <text:list-item>
                    <text:h text:style-name="P89" text:outline-level="3">Get the Microcode update package and associated XML file</text:h>
                  </text:list-item>
                </text:list>
              </text:list-item>
            </text:list>
          </text:list-item>
        </text:list>
        <text:p text:style-name="P69">Download the Microcode update package and associated XML file from the IBM Web site: <text:a xlink:type="simple" xlink:href="http://www14.software.ibm.com/webapp/set2/firmware/gjsn">http://www14.software.ibm.com/webapp/set2/firmware/gjsn</text:a>. </text:p>
        <text:p text:style-name="P69"/>
        <text:list xml:id="list34472494" text:continue-numbering="true" text:style-name="L1">
          <text:list-item>
            <text:list>
              <text:list-item>
                <text:h text:style-name="P82" text:outline-level="2">Perform Firmware upgrade for CEC on P5/P6</text:h>
                <text:list>
                  <text:list-item>
                    <text:h text:style-name="P87" text:outline-level="3">Define the CEC as a node on the management node</text:h>
                  </text:list-item>
                </text:list>
              </text:list-item>
            </text:list>
          </text:list-item>
        </text:list>
        <text:p text:style-name="P24"/>
        <text:p text:style-name="P24">Update the xCAT required xCAT tables:</text:p>
        <text:p text:style-name="P24"/>
        <text:p text:style-name="P24">Modify the nodelist table</text:p>
        <text:p text:style-name="P7">nodeadd <text:s/>Server-m_tmp-SNs_tmp groups=hmc,all</text:p>
        <text:p text:style-name="P24"/>
        <text:p text:style-name="P24">Modify the table nodehm</text:p>
        <text:p text:style-name="P7">chtab node="Server-m_tmp-SNs_tmp" nodehm.mgt="hmc"</text:p>
        <text:p text:style-name="P24"/>
        <text:p text:style-name="P24">Modify the table nodetype:</text:p>
        <text:p text:style-name="P7">chtab node="Server-m_tmp-SNs_tmp" nodetype.nodetype="fsp"</text:p>
        <text:p text:style-name="P24"/>
        <text:p text:style-name="P24">Modify the table ppc:</text:p>
        <text:p text:style-name="P7">chtab node="Server-m_tmp-SNs_tmp" ppc.hcp= hmc01.clusters.com</text:p>
        <text:p text:style-name="P24"/>
        <text:p text:style-name="P24">Modify the tab vpd:</text:p>
        <text:p text:style-name="P7">chtab node=Server-m_tmp-SNs_tmp vpd.serial=s_tmp vpd.mtm=m_tmp</text:p>
        <text:p text:style-name="P24"/>
        <text:p text:style-name="P24">Set the <text:s/>account of the HMC(Modify the ppchcp):</text:p>
        <text:p text:style-name="P7">chtab hcp=hmc01.clusters.com <text:s/>ppchcp.username=hscroot ppchcp.password=abc123</text:p>
        <text:p text:style-name="P24"/>
        <text:list xml:id="list34445682" text:continue-numbering="true" text:style-name="L1">
          <text:list-item>
            <text:list>
              <text:list-item>
                <text:list>
                  <text:list-item>
                    <text:h text:style-name="P87"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7">rspconfig hmc01.clusters.com sshcfg=enable</text:p>
        <text:p text:style-name="P24"><text:soft-page-break/></text:p>
        <text:list xml:id="list34441804" text:continue-numbering="true" text:style-name="L1">
          <text:list-item>
            <text:list>
              <text:list-item>
                <text:list>
                  <text:list-item>
                    <text:h text:style-name="P90" text:outline-level="3">Check firmware level</text:h>
                  </text:list-item>
                </text:list>
              </text:list-item>
            </text:list>
          </text:list-item>
        </text:list>
        <text:p text:style-name="P7">rinv Server-m_tmp-SNs_tmp firm</text:p>
        <text:p text:style-name="P24"/>
        <text:list xml:id="list34473626" text:continue-numbering="true" text:style-name="L1">
          <text:list-item>
            <text:list>
              <text:list-item>
                <text:list>
                  <text:list-item>
                    <text:h text:style-name="P89" text:outline-level="3">Update the firmware</text:h>
                  </text:list-item>
                </text:list>
              </text:list-item>
            </text:list>
          </text:list-item>
        </text:list>
        <text:p text:style-name="P24"/>
        <text:p text:style-name="P24">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4"/>
        <text:p text:style-name="P24">Run the rflash command with <text:s/>the --activate flag to specify the update mode to perform the updates.（Please see the “rflash” manpage for more information）</text:p>
        <text:p text:style-name="P7">rflash Server-m_tmp-SNs_tmp <text:s/>-p /tmp/fw --activate disruptive</text:p>
        <text:p text:style-name="P24"/>
        <text:p text:style-name="P24">NOTE:You Need check your update is concurrent or disruptive here!! other commands sample:</text:p>
        <text:p text:style-name="P7">rflash Server-m_tmp-SNs_tmp <text:s/>-p /tmp/fw --activate concurrent</text:p>
        <text:p text:style-name="P24"/>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4"/>
        <text:list xml:id="list34442518" text:continue-numbering="true" text:style-name="L1">
          <text:list-item>
            <text:list>
              <text:list-item>
                <text:h text:style-name="P85" text:outline-level="2">Perform Firmware upgrades for BPA on P5/P6</text:h>
              </text:list-item>
            </text:list>
          </text:list-item>
        </text:list>
        <text:p text:style-name="P24"/>
        <text:list xml:id="list34443179" text:continue-numbering="true" text:style-name="L1">
          <text:list-item>
            <text:list>
              <text:list-item>
                <text:list>
                  <text:list-item>
                    <text:h text:style-name="P89" text:outline-level="3">Define the BPA as a node on the management node</text:h>
                  </text:list-item>
                </text:list>
              </text:list-item>
            </text:list>
          </text:list-item>
        </text:list>
        <text:p text:style-name="P24"/>
        <text:p text:style-name="P24">Update the xCAT tables:</text:p>
        <text:p text:style-name="P24"/>
        <text:p text:style-name="P24">Modify the nodelist table. Define the BPA as a node</text:p>
        <text:p text:style-name="P7">nodeadd <text:s/>Server-m_tmps_tmp groups=hmc,all</text:p>
        <text:p text:style-name="P24"/>
        <text:p text:style-name="P24">Modify the table nodehm</text:p>
        <text:p text:style-name="P7">chtab node="Server-m_tmps_tmp" <text:s/>nodehm.mgt="hmc"</text:p>
        <text:p text:style-name="P24"/>
        <text:p text:style-name="P24">Modify the table nodetype:</text:p>
        <text:p text:style-name="P7">chtab node="Server-m_tmps_tmp" <text:s/>nodetype.nodetype="fsp"</text:p>
        <text:p text:style-name="P24"/>
        <text:p text:style-name="P24">Modify the table ppc:</text:p>
        <text:p text:style-name="P7">chtab node="Server-m_tmps_tmp" <text:s/>ppc.hcp= hmc01.clusters.com ppc.id=x</text:p>
        <text:p text:style-name="P24"><text:soft-page-break/></text:p>
        <text:p text:style-name="P24">Modify the tab vpd:</text:p>
        <text:p text:style-name="P7">chtab node=Server-m_tmps_tmp <text:s/>vpd.serial=s_tmp vpd.mtm=m_tmp</text:p>
        <text:p text:style-name="P24"/>
        <text:p text:style-name="P24">Set the <text:s/>account of the HMC(Modify the ppchcp):</text:p>
        <text:p text:style-name="P7">chtab hcp=hmc01.clusters.com <text:s/>ppchcp.username=hscroot ppchcp.password=abc123</text:p>
        <text:p text:style-name="P24"/>
        <text:list xml:id="list34467156" text:continue-numbering="true" text:style-name="L1">
          <text:list-item>
            <text:list>
              <text:list-item>
                <text:list>
                  <text:list-item>
                    <text:h text:style-name="P89"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8">rspconfig hmc01.clusters.com sshcfg=enable</text:p>
        <text:p text:style-name="P24"/>
        <text:list xml:id="list34467288" text:continue-numbering="true" text:style-name="L1">
          <text:list-item>
            <text:list>
              <text:list-item>
                <text:list>
                  <text:list-item>
                    <text:h text:style-name="P89" text:outline-level="3">User rinv to check the firmware level ( see rinv manpage)</text:h>
                  </text:list-item>
                </text:list>
              </text:list-item>
            </text:list>
          </text:list-item>
        </text:list>
        <text:p text:style-name="P7">rinv <text:s/>Server-m_tmps_tmp <text:s/>firm</text:p>
        <text:p text:style-name="P24"/>
        <text:list xml:id="list34472647" text:continue-numbering="true" text:style-name="L1">
          <text:list-item>
            <text:list>
              <text:list-item>
                <text:list>
                  <text:list-item>
                    <text:h text:style-name="P89" text:outline-level="3">Update the firmware</text:h>
                  </text:list-item>
                </text:list>
              </text:list-item>
            </text:list>
          </text:list-item>
        </text:list>
        <text:p text:style-name="P24">Download he Microcode update package and associated XML file from the IBM Web site:</text:p>
        <text:p text:style-name="P24"><text:s text:c="13"/><text:a xlink:type="simple" xlink:href="http://www14.software.ibm.com/webapp/set2/firmware/gjsn">http://www14.software.ibm.com/webapp/set2/firmware/gjsn</text:a></text:p>
        <text:p text:style-name="P24">Create the /tmp/fw directory, if necessary, and copy the downloaded files to the /tmp/fw directory.</text:p>
        <text:p text:style-name="P24"/>
        <text:p text:style-name="P24">Run the rflash command with <text:s/>the --activate flag to specify the update mode to perform the updates.</text:p>
        <text:p text:style-name="P7">rflash Server-m_tmps_tmp <text:s/>-p /tmp/fw --activate disruptive</text:p>
        <text:p text:style-name="P24"/>
        <text:p text:style-name="P21">NOTE:You Need check your update is concurrent or disruptive here!! other commands sample:</text:p>
        <text:p text:style-name="P7">rflash Server-m_tmps_tmp <text:s/>-p /tmp/fw --activate concurrent</text:p>
        <text:p text:style-name="P24"/>
        <text:list xml:id="list34445241" text:continue-numbering="true" text:style-name="L1">
          <text:list-item>
            <text:list>
              <text:list-item>
                <text:h text:style-name="P85" text:outline-level="2">Commit currently activated LIC update(copy T to P) for a CEC/BPA on p5/p6</text:h>
              </text:list-item>
            </text:list>
          </text:list-item>
        </text:list>
        <text:p text:style-name="P24"/>
        <text:list xml:id="list34461735" text:continue-numbering="true" text:style-name="L1">
          <text:list-item>
            <text:list>
              <text:list-item>
                <text:list>
                  <text:list-item>
                    <text:h text:style-name="P89" text:outline-level="3">Check firmware level</text:h>
                  </text:list-item>
                </text:list>
              </text:list-item>
            </text:list>
          </text:list-item>
        </text:list>
        <text:p text:style-name="P24">Refer to the environment setup in the section 'Firmware upgrade for CEC on P5/P6' to make sure the firmware version is correct.</text:p>
        <text:p text:style-name="P24"/>
        <text:list xml:id="list34466268" text:continue-numbering="true" text:style-name="L1">
          <text:list-item>
            <text:list>
              <text:list-item>
                <text:list>
                  <text:list-item>
                    <text:h text:style-name="P89" text:outline-level="3">Commit the firmware LIC</text:h>
                  </text:list-item>
                </text:list>
              </text:list-item>
            </text:list>
          </text:list-item>
        </text:list>
        <text:p text:style-name="P24">Run the rflash command with the –commit flag.</text:p>
        <text:p text:style-name="P7">rflash <text:s/>Server-m_tmp-SNs_tmp --commit</text:p>
        <text:p text:style-name="P24"><text:soft-page-break/></text:p>
        <text:p text:style-name="P21">Notes:</text:p>
        <text:p text:style-name="P21">(1)If the noderange is Lpar, the commit steps are the same as the CEC's.</text:p>
        <text:p text:style-name="P21">(2) When the –commit <text:s/>or --recover two flags is used, the noderange cannot be <text:s/>BPA . <text:s/>It only can be CEC or LPAR ,and <text:s/>will take effect for both managed systems and power subsystems.</text:p>
        <text:p text:style-name="P24"/>
        <text:p text:style-name="P30"/>
        <text:p text:style-name="P30"/>
        <text:list xml:id="list34441662" text:continue-numbering="true" text:style-name="L1">
          <text:list-item>
            <text:h text:style-name="P80" text:outline-level="1">References</text:h>
          </text:list-item>
        </text:list>
        <text:p text:style-name="P31"/>
        <text:list xml:id="list34437594" text:style-name="L2">
          <text:list-item>
            <text:p text:style-name="P77">xCAT web site: <text:s/><text:a xlink:type="simple" xlink:href="http://xcat.sf.net/">http://xcat.sf.net/</text:a> </text:p>
          </text:list-item>
          <text:list-item>
            <text:p text:style-name="P77">xCAT man pages: <text:s/><text:a xlink:type="simple" xlink:href="http://xcat.sf.net/man1/xcat.1.html">http://xcat.sf.net/man1/xcat.1.html</text:a></text:p>
          </text:list-item>
          <text:list-item>
            <text:p text:style-name="P77">xCAT DB table descriptions: <text:a xlink:type="simple" xlink:href="http://xcat.sf.net/man5/xcatdb.5.html">http://xcat.sf.net/man5/xcatdb.5.html</text:a></text:p>
          </text:list-item>
          <text:list-item>
            <text:p text:style-name="P77">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7">xCAT2 Advanced Linux Cookbook : <text:a xlink:type="simple" xlink:href="http://xcat.svn.sourceforge.net/svnroot/xcat/xcat-core/trunk/xCAT-client/share/doc/xCAT2.pdf">http://xcat.svn.sourceforge.net/svnroot/xcat/xcat-core/trunk/xCAT-client/share/doc/xCAT2advanced.pdf</text:a></text:p>
          </text:list-item>
          <text:list-item>
            <text:p text:style-name="P77">For installing Torque and Moab : <text:a xlink:type="simple" xlink:href="http://xcat.svn.sourceforge.net/svnroot/xcat/xcat-core/trunk/xCAT-client/share/doc/xCAT2.pdf">http://xcat.svn.sourceforge.net/svnroot/xcat/xcat-core/trunk/xCAT-client/share/doc/xCAT2.pdf</text:a></text:p>
          </text:list-item>
          <text:list-item>
            <text:p text:style-name="P77">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77">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7">xCAT on AIX Cookbook: <text:s/><text:a xlink:type="simple" xlink:href="http://xcat.svn.sourceforge.net/svnroot/xcat/xcat-core/trunk/xCAT-client/share/doc/xCAT2onAIX.pdf">http://xcat.svn.sourceforge.net/svnroot/xcat/xcat-core/trunk/xCAT-client/share/doc/xCAT2onAIX.pdf</text:a> </text:p>
          </text:list-item>
          <text:list-item>
            <text:p text:style-name="P77">xCAT wiki: <text:s/><text:a xlink:type="simple" xlink:href="http://xcat.wiki.sourceforge.net/">http://xcat.wiki.sourceforge.net/</text:a> </text:p>
          </text:list-item>
          <text:list-item>
            <text:p text:style-name="P77">xCAT mailing list: <text:s/><text:a xlink:type="simple" xlink:href="http://xcat.org/mailman/listinfo/xcat-user">http://xcat.org/mailman/listinfo/xcat-user</text:a></text:p>
          </text:list-item>
          <text:list-item>
            <text:p text:style-name="P77">xCAT bugs: <text:s/><text:a xlink:type="simple" xlink:href="https://sourceforge.net/tracker/?group_id=208749&amp;atid=1006945">https://sourceforge.net/tracker/?group_id=208749&amp;atid=1006945</text:a></text:p>
          </text:list-item>
          <text:list-item>
            <text:p text:style-name="P77">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6-10T14:35:04.14</dc:date>
    <meta:editing-cycles>546</meta:editing-cycles>
    <meta:editing-duration>PT112H21M40S</meta:editing-duration>
    <dc:creator>Guangcheng Li</dc:creator>
    <meta:document-statistic meta:table-count="0" meta:image-count="0" meta:object-count="0" meta:page-count="19" meta:paragraph-count="495" meta:word-count="4459" meta:character-count="29340"/>
    <meta:user-defined meta:name="Info 1"/>
    <meta:user-defined meta:name="Info 2"/>
    <meta:user-defined meta:name="Info 3"/>
    <meta:user-defined meta:name="Info 4"/>
  </office:meta>
</office:document-meta>
</file>